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Free Courier" svg:font-family="'Free Courier'" style:font-pitch="fixed"/>
    <style:font-face style:name="Free Times" svg:font-family="'Free Time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Free Times" fo:font-size="16pt" fo:letter-spacing="normal" fo:font-style="normal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Free Times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Free Times" fo:font-size="12pt" officeooo:paragraph-rsid="0019f434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/>
      <style:text-properties fo:font-variant="normal" fo:text-transform="none" fo:color="#222222" style:font-name="Free Times" fo:font-size="12pt" fo:letter-spacing="normal" fo:font-style="normal" fo:font-weight="normal" officeooo:rsid="0018b2b2" officeooo:paragraph-rsid="0018b2b2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fo:line-height="100%" fo:orphans="2" fo:widows="2" fo:text-indent="0cm" style:auto-text-indent="false"/>
      <style:text-properties fo:font-variant="normal" fo:text-transform="none" fo:color="#222222" style:font-name="Free Times" fo:font-size="12pt" fo:letter-spacing="normal" fo:font-style="normal" fo:font-weight="normal" officeooo:rsid="0018b2b2" officeooo:paragraph-rsid="0018b2b2" style:font-size-asian="12pt" style:font-size-complex="12pt"/>
    </style:style>
    <style:style style:name="P6" style:family="paragraph" style:parent-style-name="Основен_20_текст.noindent">
      <style:paragraph-properties fo:margin-left="0cm" fo:margin-right="0cm" fo:margin-top="0cm" fo:margin-bottom="0cm" fo:line-height="100%" fo:text-indent="0cm" style:auto-text-indent="false"/>
      <style:text-properties officeooo:paragraph-rsid="0019f434"/>
    </style:style>
    <style:style style:name="P7" style:family="paragraph" style:parent-style-name="Основен_20_текст.indent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Free Times" fo:font-size="12pt" fo:language="bg" fo:country="BG" fo:font-weight="bold" officeooo:rsid="001be56e" officeooo:paragraph-rsid="001be56e" style:font-size-asian="12pt" style:font-weight-asian="bold" style:font-size-complex="12pt" style:font-weight-complex="bold"/>
    </style:style>
    <style:style style:name="P8" style:family="paragraph" style:parent-style-name="Основен_20_текст.indent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Free Courier" fo:font-size="11pt" fo:language="bg" fo:country="BG" fo:font-weight="normal" officeooo:rsid="001be56e" officeooo:paragraph-rsid="001be56e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.931cm" style:auto-text-indent="false"/>
      <style:text-properties fo:font-variant="normal" fo:text-transform="none" fo:color="#222222" style:font-name="Free Times" fo:font-size="12pt" fo:letter-spacing="normal" fo:font-style="normal" fo:font-weight="normal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.931cm" style:auto-text-indent="false"/>
      <style:text-properties fo:font-variant="normal" fo:text-transform="none" fo:color="#222222" style:font-name="Free Times" fo:font-size="12pt" fo:letter-spacing="normal" fo:font-style="normal" fo:font-weight="normal" officeooo:paragraph-rsid="0018b2b2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.931cm" style:auto-text-indent="false"/>
      <style:text-properties fo:font-variant="normal" fo:text-transform="none" fo:color="#222222" style:font-name="Free Times" fo:font-size="12pt" fo:letter-spacing="normal" fo:font-style="normal" fo:font-weight="normal" officeooo:paragraph-rsid="001fe116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931cm" style:auto-text-indent="false"/>
      <style:text-properties style:font-name="Free Times" fo:font-size="12pt" officeooo:paragraph-rsid="0019f434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931cm" style:auto-text-indent="false"/>
      <style:text-properties style:font-name="Free Times" fo:font-size="12pt" fo:language="bg" fo:country="BG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931cm" style:auto-text-indent="false"/>
      <style:text-properties style:font-name="Free Times" fo:font-size="12pt" fo:language="bg" fo:country="BG" fo:font-weight="normal" officeooo:paragraph-rsid="00207119" style:font-size-asian="12pt" style:font-weight-asian="normal" style:font-size-complex="12pt" style:font-weight-complex="normal"/>
    </style:style>
    <style:style style:name="P15" style:family="paragraph" style:parent-style-name="Основен_20_текст.indent">
      <style:paragraph-properties fo:margin-left="0cm" fo:margin-right="0cm" fo:margin-top="0cm" fo:margin-bottom="0cm" fo:line-height="100%" fo:text-align="justify" style:justify-single-word="false" fo:text-indent="0.931cm" style:auto-text-indent="false"/>
      <style:text-properties style:font-name="Free Times" fo:font-size="12pt" fo:language="bg" fo:country="BG" fo:font-weight="normal" officeooo:paragraph-rsid="0019f434" style:font-size-asian="12pt" style:font-weight-asian="normal" style:font-size-complex="12pt" style:font-weight-complex="normal"/>
    </style:style>
    <style:style style:name="P16" style:family="paragraph" style:parent-style-name="Основен_20_текст.indent">
      <style:paragraph-properties fo:margin-top="0cm" fo:margin-bottom="0cm" fo:line-height="100%"/>
      <style:text-properties officeooo:paragraph-rsid="0019f434"/>
    </style:style>
    <style:style style:name="P17" style:family="paragraph" style:parent-style-name="Основен_20_текст.indent">
      <style:paragraph-properties fo:margin-top="0cm" fo:margin-bottom="0cm" fo:line-height="100%"/>
      <style:text-properties officeooo:paragraph-rsid="00214728"/>
    </style:style>
    <style:style style:name="P18" style:family="paragraph" style:parent-style-name="Основен_20_текст.noindent">
      <style:paragraph-properties fo:margin-top="0cm" fo:margin-bottom="0cm" fo:line-height="100%"/>
      <style:text-properties officeooo:paragraph-rsid="0019f434"/>
    </style:style>
    <style:style style:name="P19" style:family="paragraph" style:parent-style-name="Основен_20_текст.indent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Free Courier" fo:font-size="11pt" fo:language="bg" fo:country="BG" fo:font-weight="normal" officeooo:rsid="001be56e" officeooo:paragraph-rsid="0021bea4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931cm" style:auto-text-indent="false"/>
      <style:text-properties style:font-name="Free Times" fo:font-size="12pt" fo:language="bg" fo:country="BG" fo:font-weight="normal" officeooo:paragraph-rsid="0021bea4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italic" style:font-style-asian="italic" style:font-weight-asian="normal" style:font-style-complex="italic" style:font-weight-complex="normal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officeooo:rsid="00207119" style:font-style-asian="italic" style:font-style-complex="italic"/>
    </style:style>
    <style:style style:name="T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en" fo:country="US" fo:font-style="italic" fo:font-weight="normal" officeooo:rsid="001fe116" style:font-style-asian="italic" style:font-weight-asian="normal" style:font-style-complex="italic" style:font-weight-complex="normal"/>
    </style:style>
    <style:style style:name="T8" style:family="text">
      <style:text-properties fo:language="en" fo:country="US" fo:font-style="italic" fo:font-weight="normal" officeooo:rsid="00207119" style:font-style-asian="italic" style:font-weight-asian="normal" style:font-style-complex="italic" style:font-weight-complex="normal"/>
    </style:style>
    <style:style style:name="T9" style:family="text">
      <style:text-properties fo:language="en" fo:country="US" fo:font-style="normal" fo:font-weight="normal" officeooo:rsid="001fe116" style:font-style-asian="normal" style:font-weight-asian="normal" style:font-style-complex="normal" style:font-weight-complex="normal"/>
    </style:style>
    <style:style style:name="T10" style:family="text">
      <style:text-properties fo:language="en" fo:country="US" fo:font-style="normal" officeooo:rsid="00207119" style:font-style-asian="normal" style:font-style-complex="normal"/>
    </style:style>
    <style:style style:name="T11" style:family="text">
      <style:text-properties fo:language="en" fo:country="US" officeooo:rsid="00207119"/>
    </style:style>
    <style:style style:name="T12" style:family="text">
      <style:text-properties fo:language="en" fo:country="US" officeooo:rsid="0021bea4"/>
    </style:style>
    <style:style style:name="T13" style:family="text">
      <style:text-properties fo:language="bg" fo:country="BG"/>
    </style:style>
    <style:style style:name="T14" style:family="text">
      <style:text-properties fo:language="bg" fo:country="BG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language="bg" fo:country="BG" fo:font-style="italic" style:font-style-asian="italic" style:font-weight-asian="normal" style:font-style-complex="italic" style:font-weight-complex="normal"/>
    </style:style>
    <style:style style:name="T16" style:family="text">
      <style:text-properties fo:language="bg" fo:country="BG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language="bg" fo:country="BG" style:font-style-asian="normal" style:font-weight-asian="normal" style:font-style-complex="normal" style:font-weight-complex="normal"/>
    </style:style>
    <style:style style:name="T18" style:family="text">
      <style:text-properties fo:font-style="italic" style:font-style-asian="italic"/>
    </style:style>
    <style:style style:name="T19" style:family="text">
      <style:text-properties fo:font-style="italic" style:font-style-asian="italic" style:font-weight-asian="normal" style:font-style-complex="italic" style:font-weight-complex="normal"/>
    </style:style>
    <style:style style:name="T20" style:family="text">
      <style:text-properties fo:font-style="italic" officeooo:rsid="0018b2b2" style:font-style-asian="italic" style:font-style-complex="italic"/>
    </style:style>
    <style:style style:name="T21" style:family="text">
      <style:text-properties fo:font-style="italic" officeooo:rsid="001fe116" style:font-style-asian="italic" style:font-style-complex="italic"/>
    </style:style>
    <style:style style:name="T22" style:family="text">
      <style:text-properties fo:font-style="italic" officeooo:rsid="0021bea4" style:font-style-asian="italic" style:font-style-complex="italic"/>
    </style:style>
    <style:style style:name="T23" style:family="text">
      <style:text-properties fo:font-style="italic" officeooo:rsid="00214728" style:font-style-asian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variant="normal" fo:text-transform="none" fo:color="#222222" style:font-name="Free Times" fo:font-size="12pt" fo:letter-spacing="normal" fo:font-style="italic" fo:font-weight="normal" officeooo:rsid="0019f434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officeooo:rsid="0015ce11"/>
    </style:style>
    <style:style style:name="T27" style:family="text">
      <style:text-properties officeooo:rsid="0018b2b2"/>
    </style:style>
    <style:style style:name="T28" style:family="text">
      <style:text-properties style:font-name="Free Courier" fo:font-size="11pt" fo:font-weight="bold" officeooo:rsid="0018b2b2" style:font-size-asian="11pt" style:font-weight-asian="bold" style:font-size-complex="11pt" style:font-weight-complex="bold"/>
    </style:style>
    <style:style style:name="T29" style:family="text">
      <style:text-properties style:font-name="Free Courier" fo:font-size="11pt" fo:font-weight="bold" officeooo:rsid="001fe116" style:font-size-asian="11pt" style:font-weight-asian="bold" style:font-size-complex="11pt" style:font-weight-complex="bold"/>
    </style:style>
    <style:style style:name="T30" style:family="text">
      <style:text-properties fo:font-weight="bold" style:font-weight-asian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19f434"/>
    </style:style>
    <style:style style:name="T33" style:family="text">
      <style:text-properties officeooo:rsid="001ed4d0"/>
    </style:style>
    <style:style style:name="T34" style:family="text">
      <style:text-properties officeooo:rsid="001fe116"/>
    </style:style>
    <style:style style:name="T35" style:family="text">
      <style:text-properties officeooo:rsid="0021bea4"/>
    </style:style>
    <style:style style:name="T36" style:family="text">
      <style:text-properties officeooo:rsid="00237e86"/>
    </style:style>
    <style:style style:name="T37" style:family="text">
      <style:text-properties officeooo:rsid="002438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7">Н</text:span>ай-широк<text:span text:style-name="T34">и</text:span><text:span text:style-name="T27"> лодк</text:span><text:span text:style-name="T37">и</text:span></text:p>
      <text:p text:style-name="P2"/>
      <text:p text:style-name="P4">Георги Георгиев (Скелета)</text:p>
      <text:p text:style-name="P5"/>
      <text:p text:style-name="P10"><text:span text:style-name="T33">В страната Водландия има</text:span> <text:span text:style-name="T19">N</text:span> езера <text:span text:style-name="T13">(номерирани от </text:span><text:span text:style-name="T15">1</text:span><text:span text:style-name="T2"> </text:span><text:span text:style-name="T17">до</text:span><text:span text:style-name="T14"> </text:span><text:span text:style-name="T3">N</text:span><text:span text:style-name="T1">) </text:span>и <text:span text:style-name="T19">M</text:span> канала между тях, като за всеки канал <text:span text:style-name="T19">(i,j)</text:span> е известна ширината му в метри <text:span text:style-name="T19">Wi,j</text:span>. </text:p>
      <text:p text:style-name="P10"><text:span text:style-name="T27">Каналите са двупосочни, ако канал свързва езера </text:span><text:span text:style-name="T20">i</text:span><text:span text:style-name="T27"> и </text:span><text:span text:style-name="T20">j</text:span><text:span text:style-name="T27">, можем да се движим по него както от езеро </text:span><text:span text:style-name="T20">i</text:span><text:span text:style-name="T27"> към </text:span><text:span text:style-name="T20">j</text:span><text:span text:style-name="T27">, така и от езеро </text:span><text:span text:style-name="T20">j</text:span><text:span text:style-name="T27"> към </text:span><text:span text:style-name="T20">i</text:span><text:span text:style-name="T27">. <text:s/></text:span></text:p>
      <text:p text:style-name="P11"><text:span text:style-name="T34">Транспортна компания е изготвила списък от </text:span><text:span text:style-name="T21">K</text:span><text:span text:style-name="T34"> двойки езера, между които ще се провеждат редовни превози с лодки на хора и товари.</text:span></text:p>
      <text:p text:style-name="P9"/>
      <text:p text:style-name="P9"><text:span text:style-name="T27">Напишете програма </text:span><text:span text:style-name="T28">boat</text:span><text:span text:style-name="T29">s</text:span><text:span text:style-name="T27">, която да изчисли максималната ширина на лодк</text:span><text:span text:style-name="T34">ите</text:span>, ко<text:span text:style-name="T34">и</text:span>то <text:span text:style-name="T36">могат да преминат</text:span><text:span text:style-name="T34"> </text:span>между <text:span text:style-name="T34">двойките езера от списъка</text:span> (лодка може да мине от едно езеро в друго, ако ширината <text:span text:style-name="T26">ѝ</text:span> е по-малка или равна на ширината на канала, свързващ езерата). </text:p>
      <text:p text:style-name="P12"/>
      <text:p text:style-name="P3"><text:span text:style-name="T31">Вход</text:span>:</text:p>
      <text:p text:style-name="P12">На първия ред са записани целите положителни числа <text:span text:style-name="T6">N,</text:span><text:span text:style-name="T16"> </text:span><text:span text:style-name="T6">M </text:span><text:span text:style-name="T9">и</text:span><text:span text:style-name="T7"> </text:span><text:span text:style-name="T8">K</text:span><text:span text:style-name="T1">.</text:span></text:p>
      <text:p text:style-name="P20">Следват <text:span text:style-name="T4">M</text:span><text:span text:style-name="T1"> </text:span>реда, на всеки от които са изписани три числа <text:span text:style-name="T4">i, j </text:span><text:span text:style-name="T24">и </text:span><text:span text:style-name="T4">w</text:span><text:span text:style-name="T1">, </text:span>указващи че между езера <text:span text:style-name="T4">i</text:span><text:span text:style-name="T1"> </text:span>и<text:span text:style-name="T1"> </text:span><text:span text:style-name="T4">j</text:span><text:span text:style-name="T1"> </text:span>има канал с ширина <text:span text:style-name="T4">w</text:span><text:span text:style-name="T1">. </text:span><text:span text:style-name="T12"><text:s/></text:span><text:span text:style-name="T11"><text:s/></text:span></text:p>
      <text:p text:style-name="P14"><text:span text:style-name="T13">Следват</text:span><text:span text:style-name="T13"> </text:span><text:span text:style-name="T5">K</text:span><text:span text:style-name="T1"> </text:span><text:span text:style-name="T13">реда</text:span><text:span text:style-name="T1">, </text:span><text:span text:style-name="T13">на</text:span><text:span text:style-name="T1"> всеки от които са изписани </text:span><text:span text:style-name="T1">числа </text:span><text:span text:style-name="T5">i</text:span><text:span text:style-name="T4"> </text:span><text:span text:style-name="T10">и</text:span><text:span text:style-name="T4"> j</text:span><text:span text:style-name="T1">, </text:span><text:span text:style-name="T11">те са номера на езера, между които ще пътува лодка на компанията</text:span><text:span text:style-name="T5">.</text:span></text:p>
      <text:p text:style-name="P13"/>
      <text:p text:style-name="P6"><text:bookmark-start text:name="x1-6000"/><text:span text:style-name="T30">Изход:</text:span><text:bookmark-end text:name="x1-6000"/> </text:p>
      <text:p text:style-name="P15">На <text:span text:style-name="T22">K</text:span> ред<text:span text:style-name="T35">а</text:span> на стандартния изход програмата трябва да изведе <text:span text:style-name="T35">по </text:span>едно цяло число, равно на търсен<text:span text:style-name="T32">ата</text:span> м<text:span text:style-name="T32">аксимална ширина на лодка</text:span><text:span text:style-name="T35">та, която ще пътува между съответната двойка езера</text:span>. </text:p>
      <text:p text:style-name="P13"/>
      <text:p text:style-name="P18"><text:bookmark-start text:name="x1-7000"/><text:span text:style-name="T30">Ограничения:</text:span><text:bookmark-end text:name="x1-7000"/> </text:p>
      <text:p text:style-name="P16"><text:span text:style-name="T18">N </text:span>≤ <text:span text:style-name="T32">10</text:span>00 </text:p>
      <text:p text:style-name="P16"><text:span text:style-name="T18">M </text:span>≤ <text:span text:style-name="T32">1000</text:span>00 </text:p>
      <text:p text:style-name="P17"><text:span text:style-name="T23">K</text:span><text:span text:style-name="T18"> </text:span>≤ <text:span text:style-name="T32">100</text:span>00 </text:p>
      <text:p text:style-name="P17"><text:span text:style-name="T25">Wi,j</text:span><text:span text:style-name="T18"> </text:span>≤ 2<text:span text:style-name="T32">0</text:span>0 </text:p>
      <text:p text:style-name="P15"/>
      <text:p text:style-name="P7">Пример:</text:p>
      <text:p text:style-name="P7">Входни данни:</text:p>
      <text:p text:style-name="P19"><text:span text:style-name="T35">6 9 4</text:span></text:p>
      <text:p text:style-name="P19"><text:span text:style-name="T35">1 2 2</text:span></text:p>
      <text:p text:style-name="P19"><text:span text:style-name="T35">1 4 3</text:span></text:p>
      <text:p text:style-name="P19"><text:span text:style-name="T35">1 6 1</text:span></text:p>
      <text:p text:style-name="P19"><text:span text:style-name="T35">2 3 3</text:span></text:p>
      <text:p text:style-name="P19"><text:span text:style-name="T35">2 5 2</text:span></text:p>
      <text:p text:style-name="P19"><text:span text:style-name="T35">3 4 4</text:span></text:p>
      <text:p text:style-name="P19"><text:span text:style-name="T35">3 6 2</text:span></text:p>
      <text:p text:style-name="P19"><text:soft-page-break/><text:span text:style-name="T35">4 5 5</text:span></text:p>
      <text:p text:style-name="P19"><text:span text:style-name="T35">5 6 4</text:span></text:p>
      <text:p text:style-name="P19"><text:span text:style-name="T35">2 6</text:span></text:p>
      <text:p text:style-name="P19"><text:span text:style-name="T35">3 5</text:span></text:p>
      <text:p text:style-name="P19"><text:span text:style-name="T35">1 2</text:span></text:p>
      <text:p text:style-name="P19"><text:span text:style-name="T35">4 6</text:span> </text:p>
      <text:p text:style-name="P8"/>
      <text:p text:style-name="P7">Изход:</text:p>
      <text:p text:style-name="P19"><text:span text:style-name="T35">3</text:span></text:p>
      <text:p text:style-name="P19"><text:span text:style-name="T35">4</text:span></text:p>
      <text:p text:style-name="P19"><text:span text:style-name="T35">3</text:span></text:p>
      <text:p text:style-name="P19"><text:span text:style-name="T35">4</text:span></text:p>
      <text:p text:style-name="P19"><text:span text:style-name="T35"/></text:p>
      <text:p text:style-name="P19"><text:span text:style-name="T3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Free Courier" svg:font-family="'Free Courier'" style:font-pitch="fixed"/>
    <style:font-face style:name="Free Times" svg:font-family="'Free Time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Основен_20_текст.indent" style:display-name="Основен текст.indent" style:family="paragraph" style:parent-style-name="Text_20_body"/>
    <style:style style:name="Основен_20_текст.noindent" style:display-name="Основен текст.noindent" style:family="paragraph" style:parent-style-name="Text_20_body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Георги Георгиев</meta:initial-creator>
    <meta:creation-date>2012-09-19T14:09:47.67</meta:creation-date>
    <dc:date>2012-11-17T15:23:35</dc:date>
    <dc:creator>Skelet Georgiev</dc:creator>
    <meta:editing-duration>PT38H52M40S</meta:editing-duration>
    <meta:editing-cycles>14</meta:editing-cycles>
    <meta:generator>OpenOffice.org/3.2$Linux OpenOffice.org_project/320m19$Build-9505</meta:generator>
    <meta:document-statistic meta:table-count="0" meta:image-count="0" meta:object-count="0" meta:page-count="2" meta:paragraph-count="38" meta:word-count="278" meta:character-count="1350"/>
  </office:meta>
</office:document-meta>
</file>